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Text_20_body">
      <style:text-properties officeooo:rsid="0003e205" officeooo:paragraph-rsid="0003e205"/>
    </style:style>
    <style:style style:name="P4" style:family="paragraph" style:parent-style-name="Text_20_body">
      <style:text-properties officeooo:rsid="0003e205" officeooo:paragraph-rsid="000a7b51"/>
    </style:style>
    <style:style style:name="P5" style:family="paragraph" style:parent-style-name="Text_20_body">
      <style:text-properties officeooo:rsid="0003e205" officeooo:paragraph-rsid="000c4002"/>
    </style:style>
    <style:style style:name="P6" style:family="paragraph" style:parent-style-name="Text_20_body">
      <style:text-properties officeooo:rsid="0003e205" officeooo:paragraph-rsid="000e092a"/>
    </style:style>
    <style:style style:name="P7" style:family="paragraph" style:parent-style-name="Text_20_body">
      <style:text-properties officeooo:rsid="0003e205" officeooo:paragraph-rsid="0014204f"/>
    </style:style>
    <style:style style:name="P8" style:family="paragraph" style:parent-style-name="Text_20_body">
      <style:text-properties officeooo:rsid="0003e205" officeooo:paragraph-rsid="001496fb"/>
    </style:style>
    <style:style style:name="P9" style:family="paragraph" style:parent-style-name="Text_20_body">
      <style:text-properties officeooo:rsid="0003e205" officeooo:paragraph-rsid="0015b1ad"/>
    </style:style>
    <style:style style:name="P10" style:family="paragraph" style:parent-style-name="Text_20_body">
      <style:text-properties officeooo:rsid="0003e205" officeooo:paragraph-rsid="001e9c5b"/>
    </style:style>
    <style:style style:name="P11" style:family="paragraph" style:parent-style-name="Text_20_body">
      <style:text-properties officeooo:rsid="0003e205" officeooo:paragraph-rsid="00216b59"/>
    </style:style>
    <style:style style:name="P12" style:family="paragraph" style:parent-style-name="Text_20_body">
      <style:paragraph-properties fo:text-align="center" style:justify-single-word="false"/>
      <style:text-properties officeooo:paragraph-rsid="0003e205"/>
    </style:style>
    <style:style style:name="P13" style:family="paragraph" style:parent-style-name="Text_20_body">
      <style:text-properties fo:font-weight="bold" officeooo:paragraph-rsid="0013206f" style:font-weight-asian="bold" style:font-weight-complex="bold"/>
    </style:style>
    <style:style style:name="P14" style:family="paragraph" style:parent-style-name="Text_20_body">
      <style:text-properties fo:font-weight="bold" officeooo:rsid="0007fba8" officeooo:paragraph-rsid="0007fba8" style:font-weight-asian="bold" style:font-weight-complex="bold"/>
    </style:style>
    <style:style style:name="P15" style:family="paragraph" style:parent-style-name="Text_20_body">
      <style:text-properties officeooo:rsid="000b8f15" officeooo:paragraph-rsid="000c4002"/>
    </style:style>
    <style:style style:name="P16" style:family="paragraph" style:parent-style-name="Text_20_body">
      <style:text-properties officeooo:rsid="000b8f15" officeooo:paragraph-rsid="0015b1ad"/>
    </style:style>
    <style:style style:name="P17" style:family="paragraph" style:parent-style-name="Text_20_body">
      <style:text-properties officeooo:paragraph-rsid="000c4002"/>
    </style:style>
    <style:style style:name="P18" style:family="paragraph" style:parent-style-name="Text_20_body">
      <style:text-properties officeooo:rsid="000f677d" officeooo:paragraph-rsid="000f677d"/>
    </style:style>
    <style:style style:name="P19" style:family="paragraph" style:parent-style-name="Text_20_body">
      <style:text-properties officeooo:rsid="000f677d" officeooo:paragraph-rsid="001496fb"/>
    </style:style>
    <style:style style:name="P20" style:family="paragraph" style:parent-style-name="Text_20_body">
      <style:text-properties officeooo:paragraph-rsid="0013206f"/>
    </style:style>
    <style:style style:name="P21" style:family="paragraph" style:parent-style-name="Text_20_body">
      <style:text-properties officeooo:rsid="001496fb" officeooo:paragraph-rsid="0015b1ad"/>
    </style:style>
    <style:style style:name="P22" style:family="paragraph" style:parent-style-name="Text_20_body">
      <style:text-properties style:font-name="Liberation Sans" fo:font-size="14.1000003814697pt" fo:font-weight="bold" officeooo:rsid="0003e205" officeooo:paragraph-rsid="0003e205" style:font-name-asian="Microsoft YaHei" style:font-size-asian="14.1000003814697pt" style:font-weight-asian="bold" style:font-name-complex="Mangal" style:font-size-complex="14.1000003814697pt" style:font-weight-complex="bold"/>
    </style:style>
    <style:style style:name="P23" style:family="paragraph" style:parent-style-name="Text_20_body">
      <style:text-properties officeooo:paragraph-rsid="0021241b"/>
    </style:style>
    <style:style style:name="P24" style:family="paragraph" style:parent-style-name="Heading_20_1">
      <style:text-properties officeooo:rsid="0024d727" officeooo:paragraph-rsid="0024d727"/>
    </style:style>
    <style:style style:name="P25" style:family="paragraph" style:parent-style-name="Heading_20_2">
      <style:text-properties officeooo:rsid="0003e205" officeooo:paragraph-rsid="0011652b"/>
    </style:style>
    <style:style style:name="P26" style:family="paragraph" style:parent-style-name="Heading_20_2">
      <style:text-properties officeooo:paragraph-rsid="0013206f"/>
    </style:style>
    <style:style style:name="P27" style:family="paragraph" style:parent-style-name="Heading_20_2">
      <style:text-properties fo:font-weight="normal" style:font-weight-asian="normal" style:font-weight-complex="normal"/>
    </style:style>
    <style:style style:name="P28" style:family="paragraph" style:parent-style-name="Heading_20_3">
      <style:text-properties fo:font-weight="normal" style:font-weight-asian="normal" style:font-weight-complex="normal"/>
    </style:style>
    <style:style style:name="P29" style:family="paragraph" style:parent-style-name="Text_20_body">
      <style:text-properties officeooo:paragraph-rsid="0007fba8"/>
    </style:style>
    <style:style style:name="P30" style:family="paragraph" style:parent-style-name="Text_20_body">
      <style:text-properties style:font-name="Liberation Sans" fo:font-size="14.1000003814697pt" fo:font-weight="normal" officeooo:rsid="0026a91d" officeooo:paragraph-rsid="0026a91d" style:font-name-asian="Microsoft YaHei" style:font-size-asian="14.1000003814697pt" style:font-weight-asian="normal" style:font-name-complex="Mangal" style:font-size-complex="14.1000003814697pt" style:font-weight-complex="normal"/>
    </style:style>
    <style:style style:name="P31" style:family="paragraph" style:parent-style-name="Text_20_body">
      <style:text-properties style:font-name="Liberation Sans" fo:font-size="14.1000003814697pt" fo:font-weight="normal" officeooo:rsid="0003e205" officeooo:paragraph-rsid="0026a91d" style:font-name-asian="Microsoft YaHei" style:font-size-asian="14.1000003814697pt" style:font-weight-asian="normal" style:font-name-complex="Mangal" style:font-size-complex="14.1000003814697pt" style:font-weight-complex="normal"/>
    </style:style>
    <style:style style:name="P32" style:family="paragraph" style:parent-style-name="Text_20_body">
      <style:text-properties officeooo:rsid="0003e205" officeooo:paragraph-rsid="0026a91d"/>
    </style:style>
    <style:style style:name="T1" style:family="text">
      <style:text-properties style:font-name="Liberation Sans" fo:font-size="16.1000003814697pt" fo:font-weight="normal" officeooo:rsid="001496fb" style:font-name-asian="Microsoft YaHei" style:font-size-asian="16.1000003814697pt" style:font-weight-asian="normal" style:font-name-complex="Mangal" style:font-size-complex="16.1000003814697pt" style:font-weight-complex="normal"/>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007fba8" style:font-weight-asian="normal" style:font-weight-complex="normal"/>
    </style:style>
    <style:style style:name="T5" style:family="text">
      <style:text-properties fo:font-weight="normal" officeooo:rsid="000f677d" style:font-weight-asian="normal" style:font-weight-complex="normal"/>
    </style:style>
    <style:style style:name="T6" style:family="text">
      <style:text-properties fo:font-weight="normal" officeooo:rsid="0011652b" style:font-weight-asian="normal" style:font-weight-complex="normal"/>
    </style:style>
    <style:style style:name="T7" style:family="text">
      <style:text-properties fo:font-weight="normal" officeooo:rsid="0003e205" style:font-weight-asian="normal" style:font-weight-complex="normal"/>
    </style:style>
    <style:style style:name="T8" style:family="text">
      <style:text-properties officeooo:rsid="00047e11"/>
    </style:style>
    <style:style style:name="T9" style:family="text">
      <style:text-properties officeooo:rsid="00058a59"/>
    </style:style>
    <style:style style:name="T10" style:family="text">
      <style:text-properties officeooo:rsid="00073121"/>
    </style:style>
    <style:style style:name="T11" style:family="text">
      <style:text-properties officeooo:rsid="0007fba8"/>
    </style:style>
    <style:style style:name="T12" style:family="text">
      <style:text-properties fo:font-weight="bold" style:font-weight-asian="bold" style:font-weight-complex="bold"/>
    </style:style>
    <style:style style:name="T13" style:family="text">
      <style:text-properties fo:font-weight="bold" officeooo:rsid="00073121" style:font-weight-asian="bold" style:font-weight-complex="bold"/>
    </style:style>
    <style:style style:name="T14" style:family="text">
      <style:text-properties fo:font-weight="bold" officeooo:rsid="0007fba8" style:font-weight-asian="bold" style:font-weight-complex="bold"/>
    </style:style>
    <style:style style:name="T15" style:family="text">
      <style:text-properties fo:font-weight="bold" officeooo:rsid="00047e11" style:font-weight-asian="bold" style:font-weight-complex="bold"/>
    </style:style>
    <style:style style:name="T16" style:family="text">
      <style:text-properties fo:font-weight="bold" officeooo:rsid="0005e46b" style:font-weight-asian="bold" style:font-weight-complex="bold"/>
    </style:style>
    <style:style style:name="T17" style:family="text">
      <style:text-properties fo:font-weight="bold" officeooo:rsid="0008d8bf" style:font-weight-asian="bold" style:font-weight-complex="bold"/>
    </style:style>
    <style:style style:name="T18" style:family="text">
      <style:text-properties fo:font-weight="bold" officeooo:rsid="0003e205" style:font-weight-asian="bold" style:font-weight-complex="bold"/>
    </style:style>
    <style:style style:name="T19" style:family="text">
      <style:text-properties fo:font-weight="bold" officeooo:rsid="000c4002" style:font-weight-asian="bold" style:font-weight-complex="bold"/>
    </style:style>
    <style:style style:name="T20" style:family="text">
      <style:text-properties fo:font-weight="bold" officeooo:rsid="0015b1ad" style:font-weight-asian="bold" style:font-weight-complex="bold"/>
    </style:style>
    <style:style style:name="T21" style:family="text">
      <style:text-properties fo:font-weight="bold" officeooo:rsid="00216b59" style:font-weight-asian="bold" style:font-weight-complex="bold"/>
    </style:style>
    <style:style style:name="T22" style:family="text">
      <style:text-properties officeooo:rsid="000e092a"/>
    </style:style>
    <style:style style:name="T23" style:family="text">
      <style:text-properties officeooo:rsid="0014204f"/>
    </style:style>
    <style:style style:name="T24" style:family="text">
      <style:text-properties officeooo:rsid="001496fb"/>
    </style:style>
    <style:style style:name="T25" style:family="text">
      <style:text-properties officeooo:rsid="0014a591"/>
    </style:style>
    <style:style style:name="T26" style:family="text">
      <style:text-properties officeooo:rsid="001765b9"/>
    </style:style>
    <style:style style:name="T27" style:family="text">
      <style:text-properties officeooo:rsid="0019b342"/>
    </style:style>
    <style:style style:name="T28" style:family="text">
      <style:text-properties officeooo:rsid="001e9c5b"/>
    </style:style>
    <style:style style:name="T29" style:family="text">
      <style:text-properties officeooo:rsid="001f543c"/>
    </style:style>
    <style:style style:name="T30" style:family="text">
      <style:text-properties officeooo:rsid="001fb1fd"/>
    </style:style>
    <style:style style:name="T31" style:family="text">
      <style:text-properties officeooo:rsid="0003e205"/>
    </style:style>
    <style:style style:name="T32" style:family="text">
      <style:text-properties officeooo:rsid="0021241b"/>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Musimilar</text:p>
      <text:p text:style-name="P12"/>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1"><text:a xlink:type="simple" xlink:href="#__RefHeading___Toc1496_2928713821" text:style-name="Index_20_Link" text:visited-style-name="Index_20_Link">MongoDb<text:tab/>3</text:a></text:p>
          <text:p text:style-name="P2"><text:a xlink:type="simple" xlink:href="#__RefHeading___Toc1498_2928713821" text:style-name="Index_20_Link" text:visited-style-name="Index_20_Link">Request/Response: Artist<text:tab/>3</text:a></text:p>
          <text:p text:style-name="P2"><text:a xlink:type="simple" xlink:href="#__RefHeading___Toc1500_2928713821" text:style-name="Index_20_Link" text:visited-style-name="Index_20_Link">Request/Response: User<text:tab/>4</text:a></text:p>
          <text:p text:style-name="P2"><text:a xlink:type="simple" xlink:href="#__RefHeading___Toc1502_2928713821" text:style-name="Index_20_Link" text:visited-style-name="Index_20_Link">Request/Response: Song<text:tab/>4</text:a></text:p>
        </text:index-body>
      </text:table-of-content>
      <text:p text:style-name="Text_20_body"/>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496_2928713821"/><text:soft-page-break/>MongoDb<text:bookmark-end text:name="__RefHeading___Toc1496_2928713821"/></text:h>
      <text:h text:style-name="P25" text:outline-level="2" text:is-list-header="true"><text:bookmark-start text:name="__RefHeading___Toc1498_2928713821"/><text:span text:style-name="T3">Request/</text:span><text:span text:style-name="T4">Response</text:span><text:span text:style-name="T3">: </text:span><text:span text:style-name="T6">Artist</text:span><text:bookmark-end text:name="__RefHeading___Toc1498_2928713821"/></text:h>
      <text:p text:style-name="P18"/>
      <text:p text:style-name="P4"><text:span text:style-name="T12">GET <text:s text:c="4"/><text:tab/></text:span><text:span text:style-name="T15">api</text:span><text:span text:style-name="T12">/artist/</text:span><text:span text:style-name="T16">{</text:span><text:span text:style-name="T19">i</text:span><text:span text:style-name="T16">d} <text:s text:c="4"/></text:span><text:span text:style-name="T10">ili <text:s text:c="4"/></text:span><text:span text:style-name="T13">api/artist/{</text:span><text:span text:style-name="T14">n</text:span><text:span text:style-name="T13">ame} </text:span></text:p>
      <text:p text:style-name="P4"><text:span text:style-name="T14">POST</text:span><text:span text:style-name="T12"> <text:s/><text:tab/></text:span><text:span text:style-name="T15">api</text:span><text:span text:style-name="T12">/artist</text:span></text:p>
      <text:p text:style-name="P5"><text:span text:style-name="T17">PUT <text:s text:c="4"/><text:tab/>api/artist</text:span><text:span text:style-name="T12">/</text:span><text:span text:style-name="T16">{</text:span><text:span text:style-name="T19">i</text:span><text:span text:style-name="T16">d}</text:span></text:p>
      <text:p text:style-name="P15"><text:span text:style-name="T17">D</text:span><text:span text:style-name="T12">ELETE <text:tab/>api/artist</text:span><text:span text:style-name="T18">/</text:span><text:span text:style-name="T16">{</text:span><text:span text:style-name="T19">i</text:span><text:span text:style-name="T16">d}</text:span></text:p>
      <text:p text:style-name="P3">{</text:p>
      <text:p text:style-name="P3"><text:tab/>"<text:span text:style-name="T11">o</text:span><text:span text:style-name="T9">bjectI</text:span>d": "asad",</text:p>
      <text:p text:style-name="P3"><text:tab/>"<text:span text:style-name="T11">n</text:span>ame": "Fleetwood Mac",</text:p>
      <text:p text:style-name="P3"><text:tab/>"genres": ["chillsynth", "spacewave"],</text:p>
      <text:p text:style-name="P3"><text:tab/>"image": "https://i.scdn.co/image/ab67616d00001e020b0bd8a215dec9f663439ac7",</text:p>
      <text:p text:style-name="P3"><text:tab/>"albums": [{</text:p>
      <text:p text:style-name="P3"><text:tab/><text:tab/><text:tab/>"name": "Glow",</text:p>
      <text:p text:style-name="P3"><text:tab/><text:tab/><text:tab/>"release<text:span text:style-name="T29">D</text:span>ate": "2021-08-27",</text:p>
      <text:p text:style-name="P3"><text:tab/><text:tab/><text:tab/>"total_tracks": 3</text:p>
      <text:p text:style-name="P3"><text:tab/><text:tab/>},</text:p>
      <text:p text:style-name="P3"><text:tab/><text:tab/>{</text:p>
      <text:p text:style-name="P3"><text:tab/><text:tab/><text:tab/>"name": "Origin",</text:p>
      <text:p text:style-name="P3"><text:tab/><text:tab/><text:tab/>"release<text:span text:style-name="T30">D</text:span>ate": "2021-02-26",</text:p>
      <text:p text:style-name="P3"><text:tab/><text:tab/><text:tab/>"total<text:span text:style-name="T30">T</text:span>racks": 1</text:p>
      <text:p text:style-name="P10"><text:tab/><text:tab/>}, <text:span text:style-name="T8">{…}</text:span>]</text:p>
      <text:p text:style-name="P10">}</text:p>
      <text:p text:style-name="P3"/>
      <text:p text:style-name="Text_20_body"/>
      <text:p text:style-name="Text_20_body"/>
      <text:p text:style-name="Text_20_body"/>
      <text:p text:style-name="Text_20_body"/>
      <text:p text:style-name="Text_20_body"/>
      <text:h text:style-name="P25" text:outline-level="2" text:is-list-header="true"><text:bookmark-start text:name="__RefHeading___Toc1500_2928713821"/><text:soft-page-break/><text:span text:style-name="T3">Request/</text:span><text:span text:style-name="T4">Response</text:span><text:span text:style-name="T3">: </text:span><text:span text:style-name="T5">User</text:span><text:bookmark-end text:name="__RefHeading___Toc1500_2928713821"/></text:h>
      <text:p text:style-name="P17"/>
      <text:p text:style-name="P5"><text:span text:style-name="T12">GET <text:s text:c="4"/><text:tab/></text:span><text:span text:style-name="T15">api</text:span><text:span text:style-name="T12">/</text:span><text:span text:style-name="T19">user</text:span><text:span text:style-name="T12">/</text:span><text:span text:style-name="T16">{</text:span><text:span text:style-name="T19">i</text:span><text:span text:style-name="T16">d} <text:s text:c="4"/></text:span><text:span text:style-name="T10">ili <text:s text:c="4"/></text:span><text:span text:style-name="T13">api/</text:span><text:span text:style-name="T19">user</text:span><text:span text:style-name="T13">/{</text:span><text:span text:style-name="T14">n</text:span><text:span text:style-name="T13">ame} </text:span></text:p>
      <text:p text:style-name="P5"><text:span text:style-name="T14">POST</text:span><text:span text:style-name="T12"> <text:s/><text:tab/></text:span><text:span text:style-name="T15">api</text:span><text:span text:style-name="T12">/ </text:span><text:span text:style-name="T19">user</text:span></text:p>
      <text:p text:style-name="P5"><text:span text:style-name="T17">PUT <text:s text:c="4"/><text:tab/>api/</text:span><text:span text:style-name="T19">user</text:span><text:span text:style-name="T17">/{</text:span><text:span text:style-name="T19">i</text:span><text:span text:style-name="T17">d}</text:span></text:p>
      <text:p text:style-name="P15"><text:span text:style-name="T17">D</text:span><text:span text:style-name="T12">ELETE <text:tab/>api/</text:span><text:span text:style-name="T19">user</text:span><text:span text:style-name="T12">/</text:span><text:span text:style-name="T17">{</text:span><text:span text:style-name="T19">i</text:span><text:span text:style-name="T17">d}</text:span></text:p>
      <text:p text:style-name="P5">{</text:p>
      <text:p text:style-name="P5"><text:tab/>"<text:span text:style-name="T11">o</text:span><text:span text:style-name="T9">bjectI</text:span>d": "asad",</text:p>
      <text:p text:style-name="P5"><text:tab/>"<text:span text:style-name="T11">n</text:span>ame": "<text:span text:style-name="T23">Mile</text:span>",</text:p>
      <text:p text:style-name="P6"><text:tab/>"<text:span text:style-name="T22">username</text:span>": "<text:span text:style-name="T23">mileha</text:span>",</text:p>
      <text:p text:style-name="P6"><text:tab/>"<text:span text:style-name="T22">password</text:span>": "<text:span text:style-name="T22">snd938rydcldn</text:span>",</text:p>
      <text:p text:style-name="P7"><text:tab/>"<text:span text:style-name="T23">playlists</text:span>": { </text:p>
      <text:p text:style-name="P7"><text:tab/><text:tab/><text:tab/>"<text:span text:style-name="T11">n</text:span>ame": "<text:span text:style-name="T22">Happy</text:span>",</text:p>
      <text:p text:style-name="P7"><text:tab/><text:tab/><text:tab/>"<text:span text:style-name="T22">songs</text:span>": <text:span text:style-name="T22">[</text:span></text:p>
      <text:p text:style-name="P7"><text:span text:style-name="T22"><text:tab/><text:tab/><text:tab/><text:tab/><text:tab/>{ </text:span>"<text:span text:style-name="T11">n</text:span>ame": "<text:span text:style-name="T22">MANGO</text:span>", "<text:span text:style-name="T22">artist</text:span>": "<text:span text:style-name="T22">KAMAUU</text:span>" <text:span text:style-name="T22">},</text:span></text:p>
      <text:p text:style-name="P7"><text:tab/><text:tab/><text:tab/><text:tab/><text:tab/><text:span text:style-name="T22">{ </text:span>"<text:span text:style-name="T11">n</text:span>ame": "<text:span text:style-name="T22">The Brand New Heavies</text:span>", </text:p>
      <text:p text:style-name="P7"><text:tab/><text:tab/><text:tab/><text:tab/><text:tab/> <text:s text:c="2"/>"<text:span text:style-name="T22">artist</text:span>": "<text:span text:style-name="T22">Dream On Dreamer</text:span>" <text:span text:style-name="T22">}, {…}]</text:span></text:p>
      <text:p text:style-name="P7"><text:tab/><text:tab/> <text:s text:c="6"/><text:span text:style-name="T26">}</text:span></text:p>
      <text:p text:style-name="P18">}</text:p>
      <text:p text:style-name="P18"/>
      <text:h text:style-name="P26" text:outline-level="2" text:is-list-header="true"><text:bookmark-start text:name="__RefHeading___Toc1502_2928713821"/><text:span text:style-name="T7">Request/</text:span><text:span text:style-name="T4">Response</text:span><text:span text:style-name="T7">: </text:span><text:span text:style-name="T1">Song<text:line-break/></text:span><text:bookmark-end text:name="__RefHeading___Toc1502_2928713821"/></text:h>
      <text:p text:style-name="P13">acousticness</text:p>
      <text:p text:style-name="P20">A confidence measure from 0.0 to 1.0 of whether the track is acoustic. 1.0 represents high confidence the track is acoustic.</text:p>
      <text:p text:style-name="P13">energy</text:p>
      <text:p text:style-name="P20">Energy is a measure from 0.0 to 1.0 and represents a perceptual measure of intensity and activity. Typically, energetic tracks feel fast, loud, and noisy. For example, death metal has high energy, while a Bach prelude scores low on the scale. Perceptual features contributing to this attribute include dynamic range, perceived loudness, timbre, onset rate, and general entropy.</text:p>
      <text:p text:style-name="P20"/>
      <text:p text:style-name="P20"/>
      <text:p text:style-name="P13"><text:soft-page-break/>instrumentalness</text:p>
      <text:p text:style-name="P20">Predicts whether a track contains no vocals. "Ooh" and "aah" sounds are treated as instrumental in this context. Rap or spoken word tracks are clearly "vocal". The closer the instrumentalness value is to 1.0, the greater likelihood the track contains no vocal content. Values above 0.5 are intended to represent instrumental tracks, but confidence is higher as the value approaches 1.0.</text:p>
      <text:p text:style-name="P13">time<text:span text:style-name="T28">S</text:span>ignature</text:p>
      <text:p text:style-name="P20">An estimated time signature. The time signature (meter) is a notational convention to specify how many beats are in each bar (or measure). The time signature ranges from 3 to 7 indicating time signatures of "3/4", to "7/4". </text:p>
      <text:p text:style-name="P13">valence</text:p>
      <text:p text:style-name="P20">A measure from 0.0 to 1.0 describing the musical positiveness conveyed by a track. Tracks with high valence sound more positive (e.g. happy, cheerful, euphoric), while tracks with low valence sound more negative (e.g. sad, depressed, angry).</text:p>
      <text:p text:style-name="P20"/>
      <text:p text:style-name="P11"><text:span text:style-name="T12">GET <text:s text:c="4"/><text:tab/></text:span><text:span text:style-name="T15">api</text:span><text:span text:style-name="T12">/</text:span><text:span text:style-name="T21">Song</text:span><text:span text:style-name="T12">/</text:span><text:span text:style-name="T16">{</text:span><text:span text:style-name="T19">i</text:span><text:span text:style-name="T16">d} <text:s text:c="4"/></text:span><text:span text:style-name="T10">ili <text:s text:c="4"/></text:span><text:span text:style-name="T13">api/</text:span><text:span text:style-name="T20">song</text:span><text:span text:style-name="T13">/{</text:span><text:span text:style-name="T14">n</text:span><text:span text:style-name="T13">ame} </text:span></text:p>
      <text:p text:style-name="P11"><text:span text:style-name="T14">POST</text:span><text:span text:style-name="T12"> <text:s/><text:tab/></text:span><text:span text:style-name="T15">api</text:span><text:span text:style-name="T12">/</text:span><text:span text:style-name="T21">Song</text:span></text:p>
      <text:p text:style-name="P11"><text:span text:style-name="T17">PUT <text:s text:c="4"/><text:tab/>api/</text:span><text:span text:style-name="T21">Song</text:span><text:span text:style-name="T17">/{</text:span><text:span text:style-name="T19">i</text:span><text:span text:style-name="T17">d}</text:span></text:p>
      <text:p text:style-name="P16"><text:span text:style-name="T17">D</text:span><text:span text:style-name="T12">ELETE <text:tab/>api/</text:span><text:span text:style-name="T21">Song/61b3580fd95216debb851df3</text:span></text:p>
      <text:p text:style-name="P8">{</text:p>
      <text:p text:style-name="P8"><text:tab/>"<text:span text:style-name="T11">o</text:span><text:span text:style-name="T9">bjectI</text:span>d": "61b3580fd95216debb851df3",</text:p>
      <text:p text:style-name="P8"><text:tab/>"<text:span text:style-name="T11">n</text:span>ame": "<text:span text:style-name="T32">LA</text:span>",</text:p>
      <text:p text:style-name="P23"><text:span text:style-name="T31"><text:tab/>"</text:span><text:span text:style-name="T24">artist</text:span><text:span text:style-name="T31">": "</text:span><text:span text:style-name="T2">Boy Harsher</text:span><text:span text:style-name="T31">",</text:span></text:p>
      <text:p text:style-name="P8"><text:tab/>"<text:span text:style-name="T24">audioFeatures</text:span>": <text:span text:style-name="T24">{ </text:span></text:p>
      <text:p text:style-name="P8"><text:tab/><text:tab/><text:tab/><text:tab/>"<text:span text:style-name="T24">acousticness</text:span>" : <text:span text:style-name="T24">0.5,</text:span></text:p>
      <text:p text:style-name="P8"><text:tab/><text:tab/><text:tab/><text:tab/>"energy" : <text:span text:style-name="T25">1</text:span><text:span text:style-name="T24">,</text:span></text:p>
      <text:p text:style-name="P8"><text:tab/><text:tab/><text:tab/><text:tab/>"instrumentalness" : <text:span text:style-name="T24">0.5,</text:span></text:p>
      <text:p text:style-name="P8"><text:tab/><text:tab/><text:tab/><text:tab/>"time<text:span text:style-name="T27">S</text:span>ignature" : <text:span text:style-name="T24">0.5,</text:span></text:p>
      <text:p text:style-name="P9"><text:tab/><text:tab/><text:tab/><text:tab/>"valence" : <text:span text:style-name="T25">1 </text:span></text:p>
      <text:p text:style-name="P21"><text:tab/><text:tab/><text:tab/> <text:s text:c="5"/>}</text:p>
      <text:p text:style-name="P19">}</text:p>
      <text:p text:style-name="Text_20_body"/>
      <text:p text:style-name="Text_20_body"/>
      <text:p text:style-name="P14"/>
      <text:h text:style-name="P24" text:outline-level="1"><text:soft-page-break/>Neo4j</text:h>
      <text:h text:style-name="P27" text:outline-level="2" text:is-list-header="true">Nodes: Artist, Genre</text:h>
      <text:h text:style-name="P27" text:outline-level="2" text:is-list-header="true">Relationships: plays</text:h>
      <text:h text:style-name="P28" text:outline-level="3">Artist</text:h>
      <text:p text:style-name="P29">{</text:p>
      <text:p text:style-name="P29"><text:tab/>"mongoId": "61b3580fd95216debb851df3",</text:p>
      <text:p text:style-name="P29"><text:tab/>"genres": ["chillsynth", "spacewave"]</text:p>
      <text:p text:style-name="P29">}</text:p>
      <text:h text:style-name="P28" text:outline-level="3">Genre</text:h>
      <text:p text:style-name="P29">{</text:p>
      <text:p text:style-name="P29"><text:tab/>"mongoId": "61b3580fd95216debb851df3",</text:p>
      <text:p text:style-name="P29"><text:tab/>"name": "chillsynth"</text:p>
      <text:p text:style-name="P29">}</text:p>
      <text:p text:style-name="P30">Sa obziorm na to da se koristi MERGE prilikom </text:p>
      <text:p text:style-name="P30"/>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text:style-name="Bullet_20_Symbols"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12-12T20:29:09.265000000</dc:date>
    <meta:editing-duration>P1DT1H42M24S</meta:editing-duration>
    <meta:editing-cycles>33</meta:editing-cycles>
    <meta:document-statistic meta:table-count="0" meta:image-count="0" meta:object-count="0" meta:page-count="6" meta:paragraph-count="87" meta:word-count="395" meta:character-count="3025" meta:non-whitespace-character-count="2540"/>
  </office:meta>
</office:document-meta>
</file>